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18"/>
    <style:style style:name="ce7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7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7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Calib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E0 (MeV)</text:p>
          </table:table-cell>
          <table:table-cell table:style-name="ce1" office:value-type="string" calcext:value-type="string">
            <text:p>m He (u)</text:p>
          </table:table-cell>
          <table:table-cell table:style-name="ce1" office:value-type="string" calcext:value-type="string">
            <text:p>M O (u)</text:p>
          </table:table-cell>
          <table:table-cell table:style-name="ce1" office:value-type="string" calcext:value-type="string">
            <text:p>M Si (u)</text:p>
          </table:table-cell>
          <table:table-cell table:style-name="ce1" office:value-type="string" calcext:value-type="string">
            <text:p>M Ge (u)</text:p>
          </table:table-cell>
          <table:table-cell table:style-name="ce1" office:value-type="string" calcext:value-type="string">
            <text:p>M Er (u)</text:p>
          </table:table-cell>
          <table:table-cell table:style-name="ce1" office:value-type="string" calcext:value-type="string">
            <text:p>phi (rad)</text:p>
          </table:table-cell>
          <table:table-cell/>
          <table:table-cell table:style-name="ce1" office:value-type="string" calcext:value-type="string">
            <text:p>K (O)</text:p>
          </table:table-cell>
          <table:table-cell table:style-name="ce1" office:value-type="string" calcext:value-type="string">
            <text:p>K (Ge)</text:p>
          </table:table-cell>
          <table:table-cell table:style-name="ce1" office:value-type="string" calcext:value-type="string">
            <text:p>K (Er)</text:p>
          </table:table-cell>
          <table:table-cell/>
          <table:table-cell table:style-name="ce1" office:value-type="string" calcext:value-type="string">
            <text:p>E1 (O)</text:p>
          </table:table-cell>
          <table:table-cell table:style-name="ce1" office:value-type="string" calcext:value-type="string">
            <text:p>E1 (Ge)</text:p>
          </table:table-cell>
          <table:table-cell table:style-name="ce1" office:value-type="string" calcext:value-type="string">
            <text:p>E1 (Er)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.002" calcext:value-type="float">
            <text:p>4,002</text:p>
          </table:table-cell>
          <table:table-cell table:style-name="ce2" office:value-type="float" office:value="15.999" calcext:value-type="float">
            <text:p>15,999</text:p>
          </table:table-cell>
          <table:table-cell table:style-name="ce2" office:value-type="float" office:value="28.085" calcext:value-type="float">
            <text:p>28,085</text:p>
          </table:table-cell>
          <table:table-cell table:style-name="ce2" office:value-type="float" office:value="72.63" calcext:value-type="float">
            <text:p>72,63</text:p>
          </table:table-cell>
          <table:table-cell table:style-name="ce2" office:value-type="float" office:value="167.259" calcext:value-type="float">
            <text:p>167,259</text:p>
          </table:table-cell>
          <table:table-cell table:style-name="ce6" table:formula="of:=165*PI()/180" office:value-type="float" office:value="2.87979326579064" calcext:value-type="float">
            <text:p>2,8798</text:p>
          </table:table-cell>
          <table:table-cell/>
          <table:table-cell table:style-name="ce8" table:formula="of:=((SQRT( [.C4]^2-[.B4]^2*SIN([.G4])^2)+[.B4]*COS([.G4]))/([.C4]+[.B4]))^2" office:value-type="float" office:value="0.365976325083214" calcext:value-type="float">
            <text:p>0,36598</text:p>
          </table:table-cell>
          <table:table-cell table:style-name="ce9" table:formula="of:=((SQRT( [.D4]^2-[.B4]^2*SIN([.G4])^2)+[.B4]*COS([.G4]))/([.D4]+[.B4]))^2" office:value-type="float" office:value="0.568829042494822" calcext:value-type="float">
            <text:p>0,56883</text:p>
          </table:table-cell>
          <table:table-cell table:style-name="ce8" table:formula="of:=((SQRT( [.E4]^2-[.B4]^2*SIN([.G4])^2)+[.B4]*COS([.G4]))/([.E4]+[.B4]))^2" office:value-type="float" office:value="0.805032192972517" calcext:value-type="float">
            <text:p>0,80503</text:p>
          </table:table-cell>
          <table:table-cell/>
          <table:table-cell table:style-name="ce8" table:formula="of:=[.A4]*[.I4]" office:value-type="float" office:value="0.731952650166427" calcext:value-type="float">
            <text:p>0,73195</text:p>
          </table:table-cell>
          <table:table-cell table:style-name="ce8" table:formula="of:=[.A4]*[.J4]" office:value-type="float" office:value="1.13765808498964" calcext:value-type="float">
            <text:p>1,13766</text:p>
          </table:table-cell>
          <table:table-cell table:style-name="ce8" table:formula="of:=[.A4]*[.K4]" office:value-type="float" office:value="1.61006438594503" calcext:value-type="float">
            <text:p>1,61006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3" office:value-type="string" calcext:value-type="string" table:number-columns-spanned="3" table:number-rows-spanned="1">
            <text:p>Canal a Meia Altura</text:p>
          </table:table-cell>
          <table:covered-table-cell table:number-columns-repeated="2" table:style-name="ce2"/>
          <table:table-cell table:number-columns-repeated="2"/>
          <table:table-cell table:style-name="ce5" office:value-type="string" calcext:value-type="string" table:number-columns-spanned="4" table:number-rows-spanned="1">
            <text:p>Recta de calibração E=a*ch+b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table:formula="of:=(275.6+284.4)/2" office:value-type="float" office:value="280" calcext:value-type="float">
            <text:p>280</text:p>
          </table:table-cell>
          <table:table-cell table:style-name="ce2" table:formula="of:=(0.3129+0.3025)/2" office:value-type="float" office:value="0.3077" calcext:value-type="float">
            <text:p>0,3077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table:formula="of:=(449+472)/2" office:value-type="float" office:value="460.5" calcext:value-type="float">
            <text:p>460,5</text:p>
          </table:table-cell>
          <table:table-cell table:style-name="ce2" table:formula="of:=(0.01657+0.004336)/2" office:value-type="float" office:value="0.010453" calcext:value-type="float">
            <text:p>0,010453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2" office:value-type="float" office:value="2.274" calcext:value-type="float">
            <text:p>2,274</text:p>
          </table:table-cell>
          <table:table-cell table:style-name="ce7" office:value-type="float" office:value="0.002893" calcext:value-type="float">
            <text:p>2,89E-003</text:p>
          </table:table-cell>
          <table:table-cell office:value-type="string" calcext:value-type="string">
            <text:p>(KeV/canal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table:formula="of:=(658+671.4)/2" office:value-type="float" office:value="664.7" calcext:value-type="float">
            <text:p>664,7</text:p>
          </table:table-cell>
          <table:table-cell table:style-name="ce2" table:formula="of:=(0.4204+0.4575)/2" office:value-type="float" office:value="0.43895" calcext:value-type="float">
            <text:p>0,43895</text:p>
          </table:table-cell>
          <table:table-cell table:number-columns-repeated="2"/>
          <table:table-cell table:style-name="ce2" office:value-type="string" calcext:value-type="string">
            <text:p>b</text:p>
          </table:table-cell>
          <table:table-cell table:style-name="ce2" office:value-type="float" office:value="89.63" calcext:value-type="float">
            <text:p>89,63</text:p>
          </table:table-cell>
          <table:table-cell table:style-name="ce2" office:value-type="float" office:value="1.332" calcext:value-type="float">
            <text:p>1,332</text:p>
          </table:table-cell>
          <table:table-cell office:value-type="string" calcext:value-type="string">
            <text:p>(keV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4" table:formula="of:=(750.8+764.2)/2" office:value-type="float" office:value="757.5" calcext:value-type="float">
            <text:p>757,5</text:p>
          </table:table-cell>
          <table:table-cell table:style-name="ce2" table:formula="of:=(1.328+1.258)/2" office:value-type="float" office:value="1.293" calcext:value-type="float">
            <text:p>1,293</text:p>
          </table:table-cell>
          <table:table-cell table:number-columns-repeated="2"/>
          <table:table-cell table:style-name="ce2"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53:21.371444963</meta:creation-date>
    <dc:date>2017-05-02T14:33:20.290050933</dc:date>
    <meta:editing-duration>PT2H34M6S</meta:editing-duration>
    <meta:editing-cycles>4</meta:editing-cycles>
    <meta:generator>LibreOffice/4.2.8.2$Linux_X86_64 LibreOffice_project/420m0$Build-2</meta:generator>
    <meta:document-statistic meta:table-count="1" meta:cell-count="50" meta:object-count="0"/>
  </office:meta>
</office:document-meta>
</file>